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bcfc" officeooo:paragraph-rsid="001ebcfc"/>
    </style:style>
    <style:style style:name="P2" style:family="paragraph" style:parent-style-name="Standard">
      <style:text-properties officeooo:rsid="001f4ac8" officeooo:paragraph-rsid="001f4ac8"/>
    </style:style>
    <style:style style:name="P3" style:family="paragraph" style:parent-style-name="Standard">
      <style:text-properties officeooo:rsid="00212312" officeooo:paragraph-rsid="00212312"/>
    </style:style>
    <style:style style:name="P4" style:family="paragraph" style:parent-style-name="Standard">
      <style:text-properties officeooo:rsid="0022b76a" officeooo:paragraph-rsid="0022b76a"/>
    </style:style>
    <style:style style:name="P5" style:family="paragraph" style:parent-style-name="Standard">
      <style:text-properties officeooo:rsid="0023000e" officeooo:paragraph-rsid="0023000e"/>
    </style:style>
    <style:style style:name="P6" style:family="paragraph" style:parent-style-name="Standard">
      <style:text-properties officeooo:rsid="00243098" officeooo:paragraph-rsid="00243098"/>
    </style:style>
    <style:style style:name="P7" style:family="paragraph" style:parent-style-name="Standard">
      <style:text-properties officeooo:rsid="00253d9a" officeooo:paragraph-rsid="00253d9a"/>
    </style:style>
    <style:style style:name="P8" style:family="paragraph" style:parent-style-name="Standard">
      <style:text-properties officeooo:rsid="002bc846" officeooo:paragraph-rsid="002bc846"/>
    </style:style>
    <style:style style:name="P9" style:family="paragraph" style:parent-style-name="Standard">
      <style:text-properties officeooo:rsid="00243098" officeooo:paragraph-rsid="00243098"/>
    </style:style>
    <style:style style:name="P10" style:family="paragraph" style:parent-style-name="Standard">
      <style:text-properties fo:font-weight="bold" officeooo:rsid="002fddc8" officeooo:paragraph-rsid="002fddc8" style:font-weight-asian="bold" style:font-weight-complex="bold"/>
    </style:style>
    <style:style style:name="P11" style:family="paragraph" style:parent-style-name="Standard">
      <style:text-properties fo:font-weight="bold" officeooo:rsid="002fea7c" officeooo:paragraph-rsid="002fea7c" style:font-weight-asian="bold" style:font-weight-complex="bold"/>
    </style:style>
    <style:style style:name="P12" style:family="paragraph" style:parent-style-name="Standard">
      <style:text-properties officeooo:rsid="00212312" officeooo:paragraph-rsid="002fea7c"/>
    </style:style>
    <style:style style:name="T1" style:family="text">
      <style:text-properties officeooo:rsid="001f1662"/>
    </style:style>
    <style:style style:name="T2" style:family="text">
      <style:text-properties officeooo:rsid="00204a58"/>
    </style:style>
    <style:style style:name="T3" style:family="text">
      <style:text-properties officeooo:rsid="0021720b"/>
    </style:style>
    <style:style style:name="T4" style:family="text">
      <style:text-properties officeooo:rsid="00243098"/>
    </style:style>
    <style:style style:name="T5" style:family="text">
      <style:text-properties officeooo:rsid="0026c528"/>
    </style:style>
    <style:style style:name="T6" style:family="text">
      <style:text-properties officeooo:rsid="002850c5"/>
    </style:style>
    <style:style style:name="T7" style:family="text">
      <style:text-properties officeooo:rsid="002a2aa8"/>
    </style:style>
    <style:style style:name="T8" style:family="text">
      <style:text-properties officeooo:rsid="002c6133"/>
    </style:style>
    <style:style style:name="T9" style:family="text">
      <style:text-properties officeooo:rsid="002fb7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chester SSEM (Baby) – 1948</text:p>
      <text:p text:style-name="P1"/>
      <text:p text:style-name="P1">Foi um computador-protótipo criado para testar os “tubos Williams” como células de memória. <text:span text:style-name="T1">O criador dos tubos Williams, Frederick Williams, também foi um dos contrutores da máquina que recebeu o codinome “Baby”. </text:span></text:p>
      <text:p text:style-name="P1"/>
      <text:p text:style-name="P2">Ele descobriu que tubos de raios catódicos poderiam armazenar bits de informação, pois a área que o raio tocava a tela fosforecente ficava com carga positiva, enquanto que <text:span text:style-name="T2">a área em volta do ponto ficava negativa. Isso poderia ser lido por um sensor, então quer dizer que era possível “gerar” e “ler” bits em um CRT. Entretanto, a carga só ficava na tela por um curto período de tempo (0.2 segundos), então o próprio sensor que lia as cargas era responsável por gerar um pulso de reforço para as posições da memória de forma periódica.</text:span></text:p>
      <text:p text:style-name="P2"/>
      <text:p text:style-name="P12">Um ponto interessante é que essa forma de memória utilizava acesso aleatório, <text:span text:style-name="T3">muito diferente das memórias da época (fita) que utilizavam acesso sequencial. Isso caracteriza esse tipo de memória </text:span>como uma forma primitiva de RAM (memória de acesso aleatório).</text:p>
      <text:p text:style-name="P3"/>
      <text:p text:style-name="P4">O Manchester Baby tinha um único tubo Williams de 32 posções de 32 bits cada uma. Outros três tubos eram usados como acumulador, armazenador de instrução e saída visual. <text:span text:style-name="T4">Cada uma das palavras de 32 bits podia armazenar um número ou uma instrução.</text:span></text:p>
      <text:p text:style-name="P4"/>
      <text:p text:style-name="P6">Instrução: 0-12 (endereço de memória do operando a ser usado pela instrução), 13-15 especificavam a operação a ser executada, 16-31 não tinham uso. <text:span text:style-name="T6">Os três bits de instrução permitiam represenatar até 8 instruções.</text:span></text:p>
      <text:p text:style-name="P7">Número: <text:span text:style-name="T5">32 bits, podendo representar de -2³¹ até (+2³¹ – 1).</text:span></text:p>
      <text:p text:style-name="P4"/>
      <text:p text:style-name="P5">As unicas operações implementadas em hardware eram subtração e negação, de forma que todas as outras operaçõs tinham que ser feitas em software. <text:s/><text:span text:style-name="T9">Os programas eram carregados na memória através de um painel com 32 interruptores e uma tecla de entrada. </text:span></text:p>
      <text:p text:style-name="P5"/>
      <text:p text:style-name="P8">O primeiro programa escrito foi criado por Tom Killburn e possuia 17 instruções. Ele basicamente calculava o maior divisor próprio de 2¹⁸. <text:span text:style-name="T8">Após 52 minutos e 3,5 milhões de operações, o Baby encontrou a resposta correta. A velocidade de processamento dele foi de 1.100 instruções por segundo.Alan Turing rodou o terceiro programa no computador.</text:span></text:p>
      <text:p text:style-name="P5"/>
      <text:p text:style-name="P6">Em 1948 o Baby começou a operar e consumia apenas 3.500W, muito pouco se comparado aos 174kw do ENIAC. <text:span text:style-name="T7">O sucesso do projeto foi relatado em uma carta da Nature de 1948.</text:span></text:p>
      <text:p text:style-name="P6"/>
      <text:p text:style-name="P6"/>
      <text:p text:style-name="P10">Ler sobre MEMEX.</text:p>
      <text:p text:style-name="P11">Ler sobre Z1 e o criador de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4:10:35.411921849</meta:creation-date>
    <meta:generator>LibreOffice/5.0.5.2$Linux_X86_64 LibreOffice_project/00$Build-2</meta:generator>
    <dc:date>2016-04-05T09:42:19.496749849</dc:date>
    <meta:editing-duration>PT22M40S</meta:editing-duration>
    <meta:editing-cycles>21</meta:editing-cycles>
    <meta:document-statistic meta:table-count="0" meta:image-count="0" meta:object-count="0" meta:page-count="1" meta:paragraph-count="12" meta:word-count="400" meta:character-count="2364" meta:non-whitespace-character-count="1978"/>
  </office:meta>
</office:document-meta>
</file>